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24-01-30 0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23-01-25 0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22-01-24 0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21-02-23 1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20-01-14 0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9-01-10 0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8-01-17 1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7-01-05 0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3072" calcext:value-type="float">
            <text:p>33.72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6-01-1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5-01-06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5764" calcext:value-type="float">
            <text:p>34.4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1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0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08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07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06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05-03-2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0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0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0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8328" calcext:value-type="float">
            <text:p>34.6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200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199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7696" calcext:value-type="float">
            <text:p>35.66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199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228" calcext:value-type="float">
            <text:p>33.4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1997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621</text:p>
          </table:table-cell>
          <table:table-cell office:value-type="string" calcext:value-type="string">
            <text:p>1996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